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DejaVu Sans" officeooo:rsid="0017eb96" officeooo:paragraph-rsid="0017eb96"/>
    </style:style>
    <style:style style:name="P2" style:family="paragraph" style:parent-style-name="Standard" style:list-style-name="L1">
      <style:text-properties style:font-name="DejaVu Sans" officeooo:rsid="0017eb96" officeooo:paragraph-rsid="0017eb9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ema: ¿Es posible ahorrar en calefacción (o aire acondicionado)?</text:p>
      <text:p text:style-name="P1"/>
      <text:p text:style-name="P1">Premisas:</text:p>
      <text:list text:style-name="L1">
        <text:list-item>
          <text:p text:style-name="P2">El sistema HVAC es eléctrico</text:p>
        </text:list-item>
        <text:list-item>
          <text:p text:style-name="P2">Tenemos tarifa eléctrica con discriminación horaria</text:p>
        </text:list-item>
        <text:list-item>
          <text:p text:style-name="P2">Queremos la temperatura de consigna en un horario determinado (no de forma continua)</text:p>
        </text:list-item>
      </text:list>
      <text:p text:style-name="P1"/>
      <text:p text:style-name="P1">La idea es usar la estancia que vamos a acondicionar como una ‘batería térmica’, calentándola (o enfriándola) a las horas en que resulte más barata la energía consumida, excediendo la temperatura de consigna si es necesario.</text:p>
      <text:p text:style-name="P1">El sistema será tanto más eficaz cuanto mayor sea la diferencia de precio entre las distintas horas, y cuanto mejor aislada esté la estancia.</text:p>
      <text:p text:style-name="P1">Conviene tener en cuenta que la energía consumida aumentará, se trata de minimizar el coste, no el consumo.</text:p>
      <text:p text:style-name="P1"/>
      <text:p text:style-name="P1">Este es un estudio preliminar para, posteriormente, generar un modelo de machine learning que indique la forma más barata de acondicionar el local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18:23:31.110044595</meta:creation-date>
    <dc:date>2023-10-19T18:36:32.040275821</dc:date>
    <meta:editing-duration>PT13M2S</meta:editing-duration>
    <meta:editing-cycles>1</meta:editing-cycles>
    <meta:document-statistic meta:table-count="0" meta:image-count="0" meta:object-count="0" meta:page-count="1" meta:paragraph-count="9" meta:word-count="138" meta:character-count="858" meta:non-whitespace-character-count="732"/>
    <meta:generator>LibreOffice/7.5.6.2$Linux_X86_64 LibreOffice_project/50$Build-2</meta:generator>
  </office:meta>
</office:document-meta>
</file>